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970d" officeooo:paragraph-rsid="00181ddf"/>
    </style:style>
    <style:style style:name="P2" style:family="paragraph" style:parent-style-name="Standard">
      <style:text-properties officeooo:rsid="001934c2" officeooo:paragraph-rsid="001934c2"/>
    </style:style>
    <style:style style:name="P3" style:family="paragraph" style:parent-style-name="Standard">
      <style:text-properties officeooo:rsid="0016970d" officeooo:paragraph-rsid="00181ddf"/>
    </style:style>
    <style:style style:name="P4" style:family="paragraph" style:parent-style-name="Standard">
      <style:text-properties officeooo:rsid="001b7b19" officeooo:paragraph-rsid="001b7b19"/>
    </style:style>
    <style:style style:name="P5" style:family="paragraph" style:parent-style-name="Standard">
      <style:text-properties officeooo:rsid="001934c2" officeooo:paragraph-rsid="001934c2"/>
    </style:style>
    <style:style style:name="T1" style:family="text">
      <style:text-properties officeooo:rsid="00181ddf"/>
    </style:style>
    <style:style style:name="T2" style:family="text">
      <style:text-properties officeooo:rsid="001843dd"/>
    </style:style>
    <style:style style:name="T3" style:family="text">
      <style:text-properties officeooo:rsid="001aad55"/>
    </style:style>
    <style:style style:name="T4" style:family="text">
      <style:text-properties officeooo:rsid="001c41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e Smith, along with Ikaturo Kakehashi is credited with the creation of MIDI (Musical Instrument Digital Interface), which is still the standard today for communication between computers and all sorts of digital instruments. <text:span text:style-name="T2">Dave Smith graduated from UC Berkeley with degrees in both Computer Science and Electrical Engineering.</text:span> <text:span text:style-name="T1">In 2013, 30 years after the initial creation of the MIDI standard, both creators were awarded a Technical Grammy.</text:span></text:p>
      <text:p text:style-name="P1"/>
      <text:p text:style-name="P1"><text:span text:style-name="T4">T</text:span>he initial version of the MIDI standard was first introduced in 1983, <text:span text:style-name="T4">with the cooperation of four major musical equipment manufacturers: Roland, Korg, Yamaha and Kawai, and</text:span> was <text:span text:style-name="T4">soon</text:span> adopted <text:span text:style-name="T4">almost universally by the industry. This was revolutionary, as it allowed any digital music device to interact with another, whereas before compatibility was far from guaranteed. The MIDI file format can be read and exported by most music software, including DAWs such as Ableton Live, as well as music notation software, like Musescore and Sibelius.</text:span></text:p>
      <text:p text:style-name="P1"/>
      <text:p text:style-name="P4">Smith’s lifelong work and interest in music technology began in 1972, when he purchased a Minimoog synth. He was however frustrated by the limitations of the technology at the time, as the synth could only play one note at a time and could not be programmed. He solved the latter of these problems by designing a 16 step controller to program his Minimoog, which would later evolve into <text:s/><text:span text:style-name="T4">the Model 600 Sequencer.</text:span></text:p>
      <text:p text:style-name="P1"/>
      <text:p text:style-name="P2">Though MIDI is perhaps the most well known of Smith’s contributions, he <text:span text:style-name="T3">was also responsible for designing the Prophet-5, the world’s first fully-programmable polyphonic (capable of playing multiple sounds at once) analogue synthesiser. He was working with microprocessors as his day job at the time, and found out that one manufacturer, Solid State Music, was planning to release a new chipset featuring filters, envelopes and other functionality which would be useful for music synthesis. This gave him the technology he needed to make the Prophet-5, which was an almost immediate succes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4T11:23:48.478000000</meta:creation-date>
    <dc:date>2021-10-15T13:39:21.577000000</dc:date>
    <meta:editing-duration>PT3H58M18S</meta:editing-duration>
    <meta:editing-cycles>3</meta:editing-cycles>
    <meta:generator>LibreOffice/6.0.6.2$Windows_X86_64 LibreOffice_project/0c292870b25a325b5ed35f6b45599d2ea4458e77</meta:generator>
    <meta:document-statistic meta:table-count="0" meta:image-count="0" meta:object-count="0" meta:page-count="1" meta:paragraph-count="4" meta:word-count="315" meta:character-count="1989" meta:non-whitespace-character-count="1677"/>
  </office:meta>
</office:document-meta>
</file>